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lientRequestBuilderTests.fromCopies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ClientRequestBuilderTests.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lientRequestBuilderTests.bodyParameterizedType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lientRequestBuilderTest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lientRequestBuilderTests.body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ClientRequestBuilderTests.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lientRequestBuilderTests.bodyIns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ClientRequestBuilderTests.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ClientRequestBuilderTests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